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)" office:value-type="float" office:value="71300">
            <text:p>713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48700">
            <text:p>487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9600">
            <text:p>9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4-03">
            <text:p>04/03/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/>
          <table:table-cell table:style-name="ce2" table:formula="of:=SUM([.B34:.F34])" office:value-type="float" office:value="36100">
            <text:p>36100</text:p>
          </table:table-cell>
          <table:table-cell table:formula="of:=SUM([.B53:.F53])" office:value-type="float" office:value="1904.44444444444">
            <text:p>1904.444444444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904.44444444444">
            <text:p>1904.444444444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904.44444444444">
            <text:p>1904.444444444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904.44444444444">
            <text:p>1904.444444444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53:.F53])" office:value-type="float" office:value="1904.44444444444">
            <text:p>1904.444444444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B53:.F53])" office:value-type="float" office:value="1904.44444444444">
            <text:p>1904.444444444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53:.F53])" office:value-type="float" office:value="1904.44444444444">
            <text:p>1904.444444444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2"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B53:.F53])" office:value-type="float" office:value="1904.44444444444">
            <text:p>1904.444444444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Gena</text:p>
          </table:table-cell>
          <table:table-cell/>
          <table:table-cell table:formula="of:=SUM([.C53:.F53])" office:value-type="float" office:value="1476.66666666667">
            <text:p>1476.6666666667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E53])" office:value-type="float" office:value="1571.11111111111">
            <text:p>1571.1111111111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3"/>
          <table:table-cell office:value-type="string">
            <text:p>֊Tina</text:p>
          </table:table-cell>
          <table:table-cell/>
          <table:table-cell table:formula="of:=SUM([.B53:.F53])" office:value-type="float" office:value="1904.44444444444">
            <text:p>1904.444444444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904.44444444444">
            <text:p>1904.444444444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1904.44444444444">
            <text:p>1904.444444444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1904.44444444444">
            <text:p>1904.444444444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1904.44444444444">
            <text:p>1904.444444444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19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)" office:value-type="float" office:value="743.333333333333">
            <text:p>743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904.44444444444">
            <text:p>1904.444444444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:.D53])" office:value-type="float" office:value="743.333333333333">
            <text:p>743.333333333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53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)" office:value-type="float" office:value="761.111111111111">
            <text:p>761.111111111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904.44444444444">
            <text:p>1904.444444444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904.44444444444">
            <text:p>1904.444444444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36100">
            <text:p>36100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3/17/2016</text:date>, <text:time>10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7T10:42:11</dc:date>
    <meta:editing-duration>P5DT13H8M42S</meta:editing-duration>
    <meta:editing-cycles>2064</meta:editing-cycles>
    <meta:generator>OpenOffice/4.1.1$Unix OpenOffice.org_project/411m6$Build-9775</meta:generator>
    <dc:creator>Hasmik Dabaghyan</dc:creator>
    <meta:document-statistic meta:table-count="12" meta:cell-count="4962" meta:object-count="0"/>
  </office:meta>
</office:document-meta>
</file>